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mm" svg:y="67.94mm">
            <draw:object draw:notify-on-update-of-ranges="Sheet1.A1:Sheet1.A1 Sheet1.A2:Sheet1.A11 Sheet1.B1:Sheet1.B1 Sheet1.B2:Sheet1.B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4">00/00/0000</text:date>, <text:time style:data-style-name="N2" text:time-value="15:27:08.0643749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4:51:35.205526403</meta:creation-date>
    <dc:date>2019-09-04T16:34:01.577879488</dc:date>
    <meta:editing-duration>PT47M31S</meta:editing-duration>
    <meta:editing-cycles>3</meta:editing-cycles>
    <meta:generator>LibreOffice/6.0.7.3$Linux_X86_64 LibreOffice_project/00m0$Build-3</meta:generator>
    <meta:document-statistic meta:table-count="1" meta:cell-count="22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82cm" svg:y="0.316cm" chart:style-name="ch2">
          <text:p>Time Efficiency</text:p>
        </chart:title>
        <chart:subtitle svg:x="7.004cm" svg:y="1.275cm" chart:style-name="ch3">
          <text:p>Quick Sort</text:p>
        </chart:subtitle>
        <chart:legend chart:legend-position="end" svg:x="13.439cm" svg:y="4.201cm" style:legend-expansion="high" chart:style-name="ch4"/>
        <chart:plot-area chart:style-name="ch5" table:cell-range-address="Sheet1.A1:Sheet1.B11" chart:data-source-has-labels="row" svg:x="1.331cm" svg:y="2.138cm" svg:width="11.788cm" svg:height="5.701cm">
          <chartooo:coordinate-region svg:x="1.952cm" svg:y="2.337cm" svg:width="10.98cm" svg:height="4.855cm"/>
          <chart:axis chart:dimension="x" chart:name="primary-x" chart:style-name="ch6">
            <chart:title svg:x="5.739cm" svg:y="8.019cm" chart:style-name="ch7">
              <text:p>number of elements</text:p>
            </chart:title>
          </chart:axis>
          <chart:axis chart:dimension="y" chart:name="primary-y" chart:style-name="ch6">
            <chart:title svg:x="0.451cm" svg:y="5.627cm" chart:style-name="ch8">
              <text:p>opcount</text:p>
            </chart:title>
            <chart:grid chart:style-name="ch9" chart:class="major"/>
          </chart:axis>
          <chart:series chart:style-name="ch10" chart:values-cell-range-address="Sheet1.B2:Sheet1.B11" chart:label-cell-address="Sheet1.B1:Sheet1.B1" chart:class="chart:scatter">
            <chart:domain table:cell-range-address="Sheet1.A2:Sheet1.A11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1</svg:desc>
                </draw:g>
              </table:table-cell>
              <table:table-cell office:value-type="float" office:value="0">
                <text:p>0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4">
                <text:p>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